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731" officeooo:paragraph-rsid="001ef73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b6cfd" officeooo:paragraph-rsid="001b6cfd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d4bb5" officeooo:paragraph-rsid="001d4bb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e580f" officeooo:paragraph-rsid="001e580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ef731" officeooo:paragraph-rsid="001ef731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15ee6" officeooo:paragraph-rsid="00215ee6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215ee6" officeooo:paragraph-rsid="001faf41" style:font-weight-asian="normal" style:font-weight-complex="normal"/>
    </style:style>
    <style:style style:name="P18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1a3f05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e5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5ee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CONSIDERACIÓN </text:p>
      <text:p text:style-name="P3"/>
      <text:p text:style-name="P18"><draw:frame text:anchor-type="paragraph" draw:z-index="5" draw:name="Forma6" draw:style-name="gr5" draw:text-style-name="P22" svg:width="0.53cm" svg:height="0.615cm" svg:x="2.835cm" svg:y="0.136cm"><draw:text-box><text:p><text:span text:style-name="T5">A</text:span></text:p></draw:text-box></draw:frame><draw:line text:anchor-type="paragraph" draw:z-index="1" draw:name="Forma3" draw:style-name="gr1" draw:text-style-name="P19" svg:x1="0.328cm" svg:y1="3.787cm" svg:x2="4.727cm" svg:y2="0.459cm"><text:p/></draw:line></text:p>
      <text:p text:style-name="P18"/>
      <text:p text:style-name="P4"><draw:ellipse text:anchor-type="paragraph" draw:z-index="4" draw:name="Forma5" draw:style-name="gr4" draw:text-style-name="P21" svg:width="1.865cm" svg:height="3.021cm" svg:x="1.386cm" svg:y="0.011cm" draw:kind="arc" draw:start-angle="284.38" draw:end-angle="87.47"><text:p/></draw:ellipse><draw:ellipse text:anchor-type="paragraph" draw:z-index="7" draw:name="Forma5" draw:style-name="gr4" draw:text-style-name="P21" svg:width="1.865cm" svg:height="3.021cm" svg:x="1.386cm" svg:y="0.011cm" draw:kind="arc" draw:start-angle="284.38" draw:end-angle="87.47"><text:p/></draw:ellipse></text:p>
      <text:p text:style-name="P4"/>
      <text:p text:style-name="P4"><draw:frame text:anchor-type="paragraph" draw:z-index="3" draw:name="Forma4" draw:style-name="gr3" draw:text-style-name="P20" svg:width="13.23cm" svg:height="1.366cm" svg:x="4.531cm" svg:y="0.474cm"><draw:text-box><text:p>El cuerpo tiene velocidad Inicial V0 y forma un ángulo <text:span text:style-name="T5">A</text:span><text:span text:style-name="T3"> <text:s/></text:span><text:span text:style-name="T3">co</text:span><text:span text:style-name="T3">n </text:span><text:span text:style-name="T3">el </text:span><text:span text:style-name="T3">pla</text:span><text:span text:style-name="T3">no </text:span><text:span text:style-name="T3">ho</text:span><text:span text:style-name="T3">riz</text:span><text:span text:style-name="T3">ont</text:span><text:span text:style-name="T3">al </text:span><text:span text:style-name="T3">(li</text:span><text:span text:style-name="T3">ne</text:span><text:span text:style-name="T3">a </text:span><text:span text:style-name="T3">int</text:span><text:span text:style-name="T3">er</text:span><text:span text:style-name="T3">mit</text:span><text:span text:style-name="T3">ent</text:span><text:span text:style-name="T3">e </text:span><text:span text:style-name="T3">roj</text:span><text:span text:style-name="T3">a) </text:span></text:p></draw:text-box></draw:frame></text:p>
      <text:p text:style-name="P4"/>
      <text:p text:style-name="P4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line text:anchor-type="paragraph" draw:z-index="0" draw:name="Forma1" draw:style-name="gr1" draw:text-style-name="P19" svg:x1="0.3cm" svg:y1="0.062cm" svg:x2="14.392cm" svg:y2="0.062cm"><text:p/></draw:line></text:p>
      <text:p text:style-name="P6">Como resultado obtenemos la formula VF = V0 <text:s/>sin(α). donde VF es la velocidad del cuerpo dado su velocidad Inicial y ángulo que forma con el plano horizontal.</text:p>
      <text:p text:style-name="P9">x(t) =x0 +vx T</text:p>
      <text:p text:style-name="P9">con = cons = v0 cos a</text:p>
      <text:p text:style-name="P9">vx(t)</text:p>
      <text:p text:style-name="P6"/>
      <text:p text:style-name="P6"/>
      <text:p text:style-name="P7">Sobre el cuerpo no actual fuerza horizontal por lo que tomaremos la gravedad que actúa verticalmente</text:p>
      <text:p text:style-name="P7"><text:span text:style-name="T1">y(t) = y0 + Vyt -(1/2)gt**2</text:span></text:p>
      <text:p text:style-name="P8">con vy(t) = vy<text:span text:style-name="T2"> gt = v0 <text:s/>sin(a) – gt </text:span></text:p>
      <text:p text:style-name="P7"><draw:ellipse text:anchor-type="paragraph" draw:z-index="8" draw:name="Forma7" draw:style-name="gr1" draw:text-style-name="P19" svg:width="11.344cm" svg:height="11.143cm" draw:transform="skewX (-0.0682423737529784) rotate (-2.37574217781468) translate (13.350875cm 6.18419444444444cm)" draw:kind="arc" draw:start-angle="220.31" draw:end-angle="279.31"><text:p/></draw:ellipse></text:p>
      <text:p text:style-name="P7"/>
      <text:p text:style-name="P7"/>
      <text:p text:style-name="P7"><draw:custom-shape text:anchor-type="paragraph" draw:z-index="9" draw:name="Forma2" draw:style-name="gr2" svg:width="0.586cm" svg:height="0.586cm" svg:x="1.711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><draw:line text:anchor-type="paragraph" draw:z-index="6" draw:name="Forma1" draw:style-name="gr1" draw:text-style-name="P19" svg:x1="0.383cm" svg:y1="0.863cm" svg:x2="14.475cm" svg:y2="0.863cm"><text:p/></draw:line></text:p>
      <text:p text:style-name="P7"/>
      <text:p text:style-name="P7"/>
      <text:p text:style-name="P7"/>
      <text:p text:style-name="P10">SOLUCIÓN </text:p>
      <text:p text:style-name="P10"/>
      <text:p text:style-name="P17"/>
      <text:p text:style-name="P14">Definición variables </text:p>
      <text:p text:style-name="P11"><text:span text:style-name="T3">Definir </text:span><text:span text:style-name="T4">3 </text:span><text:span text:style-name="T3">constantes de tipo insigned [size ] int para Definir </text:span><text:span text:style-name="T4">las alturas de ambos cañones y una distancia D que separa los cañones en el plano horizontal </text:span></text:p>
      <text:list xml:id="list249808855" text:style-name="L1">
        <text:list-item>
          <text:p text:style-name="P12"><text:span text:style-name="T3">const altura de cañón A </text:span></text:p>
        </text:list-item>
        <text:list-item>
          <text:p text:style-name="P13"><text:span text:style-name="T3">const altura de cañon B </text:span></text:p>
        </text:list-item>
        <text:list-item>
          <text:p text:style-name="P13"><text:span text:style-name="T3">const distancia entre <text:s/>cañon A y B</text:span></text:p>
        </text:list-item>
      </text:list>
      <text:p text:style-name="P14"/>
      <text:p text:style-name="P16"/>
      <text:p text:style-name="P14">Movimiento de la bala</text:p>
      <text:p text:style-name="P16">Crear una función que calcule los</text:p>
      <text:list xml:id="list2931627815" text:style-name="L3">
        <text:list-item>
          <text:p text:style-name="P15"/>
        </text:list-item>
      </text:list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5:15:23.404863072</dc:date>
    <meta:editing-duration>PT25M7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146" meta:character-count="785" meta:non-whitespace-character-count="649"/>
  </office:meta>
</office:document-meta>
</file>